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>
      <style:text-properties officeooo:paragraph-rsid="000a6d07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>
      <style:text-properties officeooo:rsid="000a8ad0" officeooo:paragraph-rsid="000b1565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officeooo:rsid="000a6d0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del Implementation Description</text:h>
      <text:h text:style-name="Heading_20_3" text:outline-level="3">Introduction</text:h>
      <text:p text:style-name="Text_20_body">In this challenge, we aim to predict the number of leaves in plant images using advanced computer vision techniques. This involves leveraging pre-trained models from the Swin Transformer family for image classification and fine-tuning them to regress leaf counts directly from the images. Below, we provide a detailed description of the approach and the model implementation.</text:p>
      <text:h text:style-name="Heading_20_3" text:outline-level="3">Configuration and Setup</text:h>
      <text:list xml:id="list899129038" text:style-name="L7">
        <text:list-item>
          <text:p text:style-name="P17"><text:span text:style-name="Strong_20_Emphasis">Configuration Class (CFG)</text:span></text:p>
          <text:list>
            <text:list-item>
              <text:p text:style-name="P18"><text:span text:style-name="Strong_20_Emphasis">Seed:</text:span> Set for reproducibility.</text:p>
            </text:list-item>
            <text:list-item>
              <text:p text:style-name="P18"><text:span text:style-name="Strong_20_Emphasis">Batch Size:</text:span> Defines the number of samples processed before the model is updated.</text:p>
            </text:list-item>
            <text:list-item>
              <text:p text:style-name="P18"><text:span text:style-name="Strong_20_Emphasis">Number of Epochs:</text:span> Increased to 20 to allow the model to train thoroughly.</text:p>
            </text:list-item>
            <text:list-item>
              <text:p text:style-name="P18"><text:span text:style-name="Strong_20_Emphasis">Model Names:</text:span> We use two variants from the Swin Transformer family: "microsoft/swin-tiny-patch4-window7-224" and "microsoft/swin-base-patch4-window12-384".</text:p>
            </text:list-item>
            <text:list-item>
              <text:p text:style-name="P18"><text:span text:style-name="Strong_20_Emphasis">Input Sizes:</text:span> Corresponding input sizes for the models.</text:p>
            </text:list-item>
            <text:list-item>
              <text:p text:style-name="P18"><text:span text:style-name="Strong_20_Emphasis">Learning Rate and Scheduler:</text:span> Set initial learning rate and learning rate scheduler to adjust the learning rate during training.</text:p>
            </text:list-item>
          </text:list>
        </text:list-item>
        <text:list-item>
          <text:p text:style-name="P17"><text:span text:style-name="Strong_20_Emphasis">Seed Setting</text:span></text:p>
          <text:list>
            <text:list-item>
              <text:p text:style-name="P17">Ensures reproducibility by setting seeds for various libraries and the environment.</text:p>
            </text:list-item>
          </text:list>
        </text:list-item>
      </text:list>
      <text:h text:style-name="Heading_20_3" text:outline-level="3">Data Preparation</text:h>
      <text:list xml:id="list900106853" text:style-name="L8">
        <text:list-item>
          <text:p text:style-name="P19"><text:span text:style-name="Strong_20_Emphasis">Loading Leaf Count Data</text:span></text:p>
          <text:list>
            <text:list-item>
              <text:p text:style-name="P20">The leaf count data is loaded from a CSV file without headers and then columns are assigned as 'image' and 'leaf_count'.</text:p>
            </text:list-item>
          </text:list>
        </text:list-item>
        <text:list-item>
          <text:p text:style-name="P19"><text:span text:style-name="Strong_20_Emphasis">Custom Dataset Class</text:span></text:p>
          <text:list>
            <text:list-item>
              <text:p text:style-name="P20"><text:span text:style-name="Source_20_Text">LeafCountDataset</text:span> class is defined to load images and their corresponding leaf counts. The images are read, converted to RGB, and transformed if specified.</text:p>
            </text:list-item>
          </text:list>
        </text:list-item>
        <text:list-item>
          <text:p text:style-name="P19"><text:span text:style-name="Strong_20_Emphasis">Data Splitting</text:span></text:p>
          <text:list>
            <text:list-item>
              <text:p text:style-name="P20">The dataset is split into training and validation sets using <text:span text:style-name="Source_20_Text">train_test_split</text:span> with 20% of the data reserved for validation.</text:p>
            </text:list-item>
          </text:list>
        </text:list-item>
        <text:list-item>
          <text:p text:style-name="P19"><text:span text:style-name="Strong_20_Emphasis">Transformations</text:span></text:p>
          <text:list>
            <text:list-item>
              <text:p text:style-name="P19">Data augmentation techniques such as horizontal flip, vertical flip, and random rotation are applied to increase the robustness of the model.</text:p>
            </text:list-item>
          </text:list>
        </text:list-item>
      </text:list>
      <text:h text:style-name="Heading_20_3" text:outline-level="3">Model Setup</text:h>
      <text:list xml:id="list2439973674" text:style-name="L9">
        <text:list-item>
          <text:p text:style-name="P21"><text:span text:style-name="Strong_20_Emphasis">Model Initialization</text:span></text:p>
          <text:list>
            <text:list-item>
              <text:p text:style-name="P22">Two models from the Swin Transformer family are initialized. The output layer is modified to a single regression value to predict leaf counts.</text:p>
            </text:list-item>
          </text:list>
        </text:list-item>
        <text:list-item>
          <text:p text:style-name="P21"><text:soft-page-break/><text:span text:style-name="Strong_20_Emphasis">Optimizer and Scheduler</text:span></text:p>
          <text:list>
            <text:list-item>
              <text:p text:style-name="P22">Adam optimizer is used for its efficiency in handling large datasets and parameters.</text:p>
            </text:list-item>
            <text:list-item>
              <text:p text:style-name="P21">Learning rate scheduler is set to reduce the learning rate by a factor of 0.1 every 5 epochs to ensure steady convergence.</text:p>
            </text:list-item>
          </text:list>
        </text:list-item>
      </text:list>
      <text:h text:style-name="Heading_20_3" text:outline-level="3">Training</text:h>
      <text:list xml:id="list4193213864" text:style-name="L10">
        <text:list-item>
          <text:p text:style-name="P24"><text:span text:style-name="Strong_20_Emphasis">Training Loop</text:span></text:p>
          <text:list>
            <text:list-item>
              <text:p text:style-name="P24">For each epoch, the models are trained using the training data. The loss is calculated using Mean Squared Error (MSE) and backpropagation is performed to update the model weights.</text:p>
            </text:list-item>
            <text:list-item>
              <text:p text:style-name="P23">After each epoch, the models are evaluated on the validation set. The Mean Absolute Error (MAE) is computed to provide an intuitive measure of prediction accuracy.</text:p>
            </text:list-item>
          </text:list>
        </text:list-item>
      </text:list>
      <text:h text:style-name="Heading_20_3" text:outline-level="3">Prediction and Saving Results</text:h>
      <text:list xml:id="list3768802016" text:style-name="L11">
        <text:list-item>
          <text:p text:style-name="P26"><text:span text:style-name="Strong_20_Emphasis">Prediction Function</text:span></text:p>
          <text:list>
            <text:list-item>
              <text:p text:style-name="P26">For each test image, predictions are made using the trained models. The final prediction is obtained by averaging the outputs from both models.</text:p>
            </text:list-item>
            <text:list-item>
              <text:p text:style-name="P25">The results are saved to a CSV file with columns 'image' and 'leaf_count'.</text:p>
            </text:list-item>
          </text:list>
        </text:list-item>
      </text:list>
      <text:h text:style-name="Heading_20_3" text:outline-level="3">Holdout Set Evaluation</text:h>
      <text:list xml:id="list338445864" text:style-name="L12">
        <text:list-item>
          <text:p text:style-name="P28"><text:span text:style-name="Strong_20_Emphasis">Holdout Set</text:span></text:p>
          <text:list>
            <text:list-item>
              <text:p text:style-name="P27">A separate holdout set is used to evaluate the final model performance. The holdout set predictions are compared to the ground truth and the MAE is calculated.</text:p>
            </text:list-item>
          </text:list>
        </text:list-item>
      </text:list>
      <text:h text:style-name="Heading_20_3" text:outline-level="3">Code Implementation</text:h>
      <text:p text:style-name="Text_20_body">The code implementation involves the following key components:</text:p>
      <text:list xml:id="list1871454412" text:style-name="L13">
        <text:list-item>
          <text:p text:style-name="P30"><text:span text:style-name="Strong_20_Emphasis">Configuration and Setup:</text:span> Setting seeds, defining configuration parameters, and initializing paths.</text:p>
        </text:list-item>
        <text:list-item>
          <text:p text:style-name="P30"><text:span text:style-name="Strong_20_Emphasis">Data Preparation:</text:span> Loading data, defining dataset class, and applying transformations.</text:p>
        </text:list-item>
        <text:list-item>
          <text:p text:style-name="P30"><text:span text:style-name="Strong_20_Emphasis">Model Setup:</text:span> Initializing models, defining loss functions, and setting optimizers and schedulers.</text:p>
        </text:list-item>
        <text:list-item>
          <text:p text:style-name="P30"><text:span text:style-name="Strong_20_Emphasis">Training:</text:span> Training the models, evaluating on validation set, and saving the best models.</text:p>
        </text:list-item>
        <text:list-item>
          <text:p text:style-name="P30"><text:span text:style-name="Strong_20_Emphasis">Prediction and Saving Results:</text:span> Making predictions on the test set and saving the results in the required format.</text:p>
        </text:list-item>
        <text:list-item>
          <text:p text:style-name="P29"><text:span text:style-name="Strong_20_Emphasis">Holdout Set Evaluation:</text:span> Using a holdout set to evaluate the final model performance and saving the evaluation results.</text:p>
        </text:list-item>
      </text:list>
      <text:h text:style-name="Heading_20_3" text:outline-level="3">Summary</text:h>
      <text:p text:style-name="Text_20_body">This approach leverages the Swin Transformer models, known for their strong performance on various vision tasks. By fine-tuning these models on our dataset and using data augmentation techniques, we aim to accurately predict leaf counts from plant images. The use of a learning rate scheduler helps in achieving better convergence and improving the model's performance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9:51:11.266073438</meta:creation-date>
    <meta:generator>LibreOffice/7.3.7.2$Linux_X86_64 LibreOffice_project/30$Build-2</meta:generator>
    <dc:date>2024-07-28T23:08:03.629515448</dc:date>
    <meta:editing-duration>PT4M41S</meta:editing-duration>
    <meta:editing-cycles>6</meta:editing-cycles>
    <meta:document-statistic meta:table-count="0" meta:image-count="0" meta:object-count="0" meta:page-count="2" meta:paragraph-count="49" meta:word-count="627" meta:character-count="4030" meta:non-whitespace-character-count="3488"/>
  </office:meta>
</office:document-meta>
</file>